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16pt" officeooo:rsid="001d1c04" officeooo:paragraph-rsid="001d1c04" style:font-size-asian="14pt" style:font-size-complex="16pt"/>
    </style:style>
    <style:style style:name="P2" style:family="paragraph" style:parent-style-name="Standard">
      <style:paragraph-properties fo:text-align="center" style:justify-single-word="false"/>
      <style:text-properties style:font-name="Arial" fo:font-size="20pt" officeooo:rsid="001d1c04" officeooo:paragraph-rsid="001d1c04" style:font-size-asian="20pt" style:font-size-complex="20pt"/>
    </style:style>
    <style:style style:name="P3" style:family="paragraph" style:parent-style-name="Standard">
      <style:paragraph-properties fo:text-align="center" style:justify-single-word="false"/>
      <style:text-properties style:font-name="Arial" fo:font-size="20pt" officeooo:rsid="0020634c" officeooo:paragraph-rsid="0020634c" style:font-size-asian="20pt" style:font-size-complex="20pt"/>
    </style:style>
    <style:style style:name="P4" style:family="paragraph" style:parent-style-name="Standard">
      <style:paragraph-properties fo:text-align="center" style:justify-single-word="false"/>
      <style:text-properties style:font-name="Arial" fo:font-size="20pt" fo:font-weight="bold" officeooo:rsid="0020634c" officeooo:paragraph-rsid="0020634c"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 fo:font-size="20pt" officeooo:rsid="001d1c04" officeooo:paragraph-rsid="0020634c" style:font-size-asian="20pt" style:font-size-complex="20pt"/>
    </style:style>
    <style:style style:name="P6" style:family="paragraph" style:parent-style-name="Standard">
      <style:paragraph-properties fo:text-align="center" style:justify-single-word="false"/>
      <style:text-properties style:font-name="Arial" fo:font-size="20pt" fo:font-weight="bold" officeooo:rsid="001d1c04" officeooo:paragraph-rsid="001e96b9"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Arial" fo:font-size="20pt" fo:font-weight="bold" officeooo:rsid="001e96b9" officeooo:paragraph-rsid="001e96b9"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Arial" fo:font-size="16pt" officeooo:rsid="001e96b9" officeooo:paragraph-rsid="001e96b9" style:font-size-asian="16pt" style:font-size-complex="16pt"/>
    </style:style>
    <style:style style:name="P9" style:family="paragraph" style:parent-style-name="Standard">
      <style:paragraph-properties fo:text-align="center" style:justify-single-word="false"/>
      <style:text-properties style:font-name="Arial" fo:font-size="18pt" officeooo:rsid="001e96b9" officeooo:paragraph-rsid="001e96b9" style:font-size-asian="18pt" style:font-size-complex="18pt"/>
    </style:style>
    <style:style style:name="P10" style:family="paragraph" style:parent-style-name="Standard">
      <style:paragraph-properties fo:text-align="center" style:justify-single-word="false"/>
      <style:text-properties style:font-name="Arial" fo:font-size="18pt" officeooo:rsid="0020634c" officeooo:paragraph-rsid="0020634c" style:font-size-asian="18pt" style:font-size-complex="18pt"/>
    </style:style>
    <style:style style:name="P11" style:family="paragraph" style:parent-style-name="Standard">
      <style:paragraph-properties fo:text-align="center" style:justify-single-word="false"/>
      <style:text-properties style:font-name="Arial" fo:font-size="20pt" officeooo:rsid="001e96b9" officeooo:paragraph-rsid="001e96b9" style:font-size-asian="20pt" style:font-size-complex="20pt"/>
    </style:style>
    <style:style style:name="P12" style:family="paragraph" style:parent-style-name="Standard">
      <style:text-properties style:font-name="Arial" fo:font-size="18pt" officeooo:rsid="001e96b9" officeooo:paragraph-rsid="001e96b9" style:font-size-asian="18pt" style:font-size-complex="18pt"/>
    </style:style>
    <style:style style:name="P13" style:family="paragraph" style:parent-style-name="Standard">
      <style:text-properties style:font-name="Arial" fo:font-size="16pt" officeooo:rsid="0020634c" officeooo:paragraph-rsid="00256dd1" style:font-size-asian="16pt" style:font-size-complex="16pt"/>
    </style:style>
    <style:style style:name="P14" style:family="paragraph" style:parent-style-name="Standard">
      <style:text-properties style:font-name="Arial" fo:font-size="16pt" officeooo:rsid="001e96b9" officeooo:paragraph-rsid="001e96b9" style:font-size-asian="14pt" style:font-size-complex="16pt"/>
    </style:style>
    <style:style style:name="P15" style:family="paragraph" style:parent-style-name="Standard">
      <style:text-properties style:font-name="Arial" fo:font-size="16pt" officeooo:rsid="002128a2" officeooo:paragraph-rsid="002128a2" style:font-size-asian="14pt" style:font-size-complex="16pt"/>
    </style:style>
    <style:style style:name="P16" style:family="paragraph" style:parent-style-name="Standard">
      <style:text-properties style:font-name="Arial" fo:font-size="14pt" officeooo:rsid="002128a2" officeooo:paragraph-rsid="002128a2" style:font-size-asian="14pt" style:font-size-complex="14pt"/>
    </style:style>
    <style:style style:name="P17" style:family="paragraph" style:parent-style-name="Standard">
      <style:text-properties style:font-name="Arial" fo:font-size="14pt" officeooo:rsid="00215e94" officeooo:paragraph-rsid="00215e94" style:font-size-asian="14pt" style:font-size-complex="14pt"/>
    </style:style>
    <style:style style:name="P18" style:family="paragraph" style:parent-style-name="Heading_20_3">
      <style:text-properties fo:font-size="16pt" officeooo:rsid="00215e94" officeooo:paragraph-rsid="00215e94" style:font-size-asian="14pt" style:font-size-complex="16pt"/>
    </style:style>
    <style:style style:name="P19" style:family="paragraph" style:parent-style-name="Text_20_body" style:list-style-name="L1">
      <style:text-properties fo:font-size="16pt" officeooo:rsid="00215e94" style:font-size-asian="14pt" style:font-size-complex="16pt"/>
    </style:style>
    <style:style style:name="P20" style:family="paragraph" style:parent-style-name="Text_20_body">
      <style:text-properties style:font-name="Arial" fo:font-size="14pt" officeooo:rsid="00215e94" officeooo:paragraph-rsid="002329b4" style:font-size-asian="14pt" style:font-size-complex="14pt"/>
    </style:style>
    <style:style style:name="P21" style:family="paragraph" style:parent-style-name="Text_20_body">
      <style:text-properties style:font-name="Arial" fo:font-size="16pt" officeooo:rsid="00215e94" officeooo:paragraph-rsid="002329b4" style:font-size-asian="14pt" style:font-size-complex="16pt"/>
    </style:style>
    <style:style style:name="T1" style:family="text">
      <style:text-properties fo:font-size="14pt" style:font-size-complex="14pt"/>
    </style:style>
    <style:style style:name="T2" style:family="text">
      <style:text-properties fo:font-size="14pt" officeooo:rsid="002128a2" style:font-size-complex="14pt"/>
    </style:style>
    <style:style style:name="T3" style:family="text">
      <style:text-properties officeooo:rsid="002128a2"/>
    </style:style>
    <style:style style:name="T4" style:family="text">
      <style:text-properties officeooo:rsid="00220baf"/>
    </style:style>
    <style:style style:name="T5" style:family="text">
      <style:text-properties style:font-name="Arial" fo:font-size="14pt" fo:font-weight="normal" style:font-weight-asian="normal" style:font-size-complex="14pt" style:font-weight-complex="normal"/>
    </style:style>
    <style:style style:name="T6" style:family="text">
      <style:text-properties fo:font-size="14pt" officeooo:rsid="002329b4" style:font-size-asian="12.25pt" style:font-size-complex="14pt"/>
    </style:style>
    <style:style style:name="T7" style:family="text">
      <style:text-properties fo:font-size="14pt" officeooo:rsid="00237000" style:font-size-asian="12.25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ANKARA ÜNİVERSİTESİ</text:p>
      <text:p text:style-name="P4">BİLGİSAYAR MÜHENDİSLİĞİ</text:p>
      <text:p text:style-name="P5"/>
      <text:p text:style-name="P6">BLM2537 </text:p>
      <text:p text:style-name="P7">AĞ TABANLI PROGRAMLAMAYA GİRİŞ</text:p>
      <text:p text:style-name="P4">PROJE ÖDEVİ</text:p>
      <text:p text:style-name="P8"/>
      <text:p text:style-name="P8"/>
      <text:p text:style-name="P8"/>
      <text:p text:style-name="P8"/>
      <text:p text:style-name="P9"/>
      <text:p text:style-name="P10">GÜNLÜK HAYATTA SIK KULLANILAN İLAÇLAR İÇİN BİLGİLENDİRME SİTESİ</text:p>
      <text:p text:style-name="P8"/>
      <text:p text:style-name="P11"/>
      <text:p text:style-name="P11"/>
      <text:p text:style-name="P11"/>
      <text:p text:style-name="P12">İSİM : İLKNUR ÇİMEN<text:line-break/>ÖĞRENCİ NO : 25290074</text:p>
      <text:p text:style-name="P12"/>
      <text:p text:style-name="P12"/>
      <text:p text:style-name="P13">GITHUB :</text:p>
      <text:p text:style-name="P13"><text:s/><text:a xlink:type="simple" xlink:href="https://github.com/ilknurcmn/blm2537-projeodevi" text:style-name="Internet_20_link" text:visited-style-name="Visited_20_Internet_20_Link">https://github.com/ilknurcmn/blm2537-projeodevi</text:a></text:p>
      <text:p text:style-name="P13"><text:line-break/>VİDEO LİNKİ : </text:p>
      <text:p text:style-name="P13">https://youtu.be/k6tjHdgBoVk</text:p>
      <text:p text:style-name="P12"/>
      <text:p text:style-name="P10"/>
      <text:p text:style-name="P12"/>
      <text:p text:style-name="P12"/>
      <text:p text:style-name="P14"><text:line-break/><text:line-break/><text:soft-page-break/><text:line-break/> <text:span text:style-name="T1"><text:line-break/></text:span><text:span text:style-name="T2">Projenin Amacı:</text:span></text:p>
      <text:p text:style-name="P15"><text:span text:style-name="T1">Günlük hayatta karşımıza çıkan ilaçların ne işe yaradığını ve ana</text:span> <text:span text:style-name="T1">maddeleri üzerine fikir sahibi olmak amacıyla geliştirilmiştir. </text:span></text:p>
      <text:p text:style-name="P16"/>
      <text:p text:style-name="P16">Kullanılan Yapılar:</text:p>
      <text:p text:style-name="P16">HTML , CSS ve JavaScript kullanılmıştır. </text:p>
      <text:p text:style-name="P16"/>
      <text:p text:style-name="P16">Proje Mimarisi:</text:p>
      <text:p text:style-name="P17"/>
      <text:p text:style-name="P17">Ana Menü :</text:p>
      <text:p text:style-name="P17"><text:span text:style-name="T3">index.html = Sitenin ana sayfasıdır. Ana maddelerle ilgili bilgilendirme kartları burada bulunur. <text:line-break/>login.html = Frontend tarafında çalışan bir login satfası barındırır. <text:line-break/>contacts.html = Mesaj bırakma kutusu sayfasıdır. <text:line-break/></text:span>photos.html = Kullanılan fotoğraflar bu sayfaya eklenmiştir. </text:p>
      <text:p text:style-name="P17">style.css = <text:span text:style-name="T4">Sitenin tasarımının bulunduğu sayfadır.<text:line-break/>script.js = Etkileşim gerektiren işlevlerin bulunduğu kod sayfasıdır. </text:span></text:p>
      <text:h text:style-name="P18" text:outline-level="3"><text:span text:style-name="Strong_20_Emphasis"><text:span text:style-name="T5"/></text:span></text:h>
      <text:h text:style-name="P18" text:outline-level="3"><text:span text:style-name="Strong_20_Emphasis"><text:span text:style-name="T5">Alt Menü: </text:span></text:span></text:h>
      <text:list text:style-name="L1">
        <text:list-item>
          <text:p text:style-name="P19"><text:span text:style-name="Strong_20_Emphasis"><text:span text:style-name="T5">sedatives.html</text:span></text:span><text:span text:style-name="T5"> – Sakinleştiriciler</text:span></text:p>
        </text:list-item>
        <text:list-item>
          <text:p text:style-name="P19"><text:span text:style-name="Strong_20_Emphasis"><text:span text:style-name="T5">painkillers.html</text:span></text:span><text:span text:style-name="T5"> – Ağrı kesiciler</text:span></text:p>
        </text:list-item>
        <text:list-item>
          <text:p text:style-name="P19"><text:span text:style-name="Strong_20_Emphasis"><text:span text:style-name="T5">antidepressants.html</text:span></text:span><text:span text:style-name="T5"> – Antidepresanlar</text:span></text:p>
        </text:list-item>
        <text:list-item>
          <text:p text:style-name="P19"><text:span text:style-name="Strong_20_Emphasis"><text:span text:style-name="T5">fever.html</text:span></text:span><text:span text:style-name="T5"> – Ateş düşürücüler</text:span></text:p>
        </text:list-item>
      </text:list>
      <text:p text:style-name="P20">Bu sayfalar aracılığıyla kullanıcılar, ilaçları türlerine göre inceleyebilmekte ve her kategoriye ait bilgilere ayrı ayrı ulaşabilmektedir.<text:line-break/></text:p>
      <text:p text:style-name="P21"><text:span text:style-name="T6">Website içerisinde gezinme işlemi ana menü üzerinden yapılır. Ana menüde ilaç ana maddeleriyle ilgili kartlar bulunur. İletişim sayfasında kullanıcıların mesaj bırakabilmesi için bir mesaj kutusu bulunur. Galeri sayfasında site içerisinde kullanılan bütün fotoğraflar bulunur. Giriş sayfasında kullanıcıların website üyeliği veya giriş yapabileceği bir ekran bulunur. Türler sayfası kullanıcının </text:span><text:span text:style-name="T7">ilaç türü seçip devam edebileceği bilgilendirme sayfası bulunur.</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6T14:32:30.763045400</meta:creation-date>
    <dc:date>2026-01-31T22:01:05.020657000</dc:date>
    <meta:editing-duration>PT18H2M57S</meta:editing-duration>
    <meta:editing-cycles>2</meta:editing-cycles>
    <meta:generator>LibreOffice/25.8.3.2$Windows_X86_64 LibreOffice_project/8ca8d55c161d602844f5428fa4b58097424e324e</meta:generator>
    <meta:document-statistic meta:table-count="0" meta:image-count="0" meta:object-count="0" meta:page-count="2" meta:paragraph-count="26" meta:word-count="202" meta:character-count="1681" meta:non-whitespace-character-count="1486"/>
  </office:meta>
</office:document-meta>
</file>